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libri1" svg:font-family="Calibri, Helvetica, sans-serif, EmojiFont, 'Apple Color Emoji', 'Segoe UI Emoji', NotoColorEmoji, 'Segoe UI Symbol', 'Android Emoji', EmojiSymbols"/>
    <style:font-face style:name="Calibri" svg:font-family="Calibri, sans-serif"/>
    <style:font-face style:name="OpenSymbol" svg:font-family="OpenSymbol"/>
    <style:font-face style:name="Tahoma1" svg:font-family="Tahoma"/>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orphans="2" fo:widows="2"/>
      <style:text-properties fo:font-variant="normal" fo:text-transform="none" fo:color="#000000" style:font-name="Calibri" fo:font-size="12pt" fo:letter-spacing="normal" fo:font-style="normal" fo:font-weight="normal" fo:background-color="#ffff00"/>
    </style:style>
    <style:style style:name="P2" style:family="paragraph" style:parent-style-name="Text_20_body">
      <style:paragraph-properties fo:orphans="2" fo:widows="2"/>
      <style:text-properties fo:font-variant="normal" fo:text-transform="none" fo:color="#000000" style:font-name="Times New Roman" fo:font-size="18pt" fo:letter-spacing="normal" fo:font-style="normal" fo:font-weight="normal" fo:background-color="#ffffff" style:font-size-asian="18pt" style:font-size-complex="18pt"/>
    </style:style>
    <style:style style:name="P3" style:family="paragraph" style:parent-style-name="Text_20_body">
      <style:paragraph-properties fo:orphans="2" fo:widows="2"/>
      <style:text-properties fo:font-variant="normal" fo:text-transform="none" fo:color="#000000" style:font-name="Times New Roman" fo:font-size="13pt" fo:letter-spacing="normal" fo:font-style="normal" fo:font-weight="normal" fo:background-color="#ffffff"/>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paragraph-properties fo:margin-left="0in" fo:margin-right="0in" fo:margin-top="0in" fo:margin-bottom="0in" fo:orphans="2" fo:widows="2" fo:text-indent="0in" style:auto-text-indent="false"/>
      <style:text-properties fo:font-variant="normal" fo:text-transform="none" fo:color="#000000" style:font-name="Times New Roman1" fo:font-size="13pt" fo:letter-spacing="normal" fo:font-style="normal" fo:font-weight="normal" fo:background-color="#ffffff"/>
    </style:style>
    <style:style style:name="P6" style:family="paragraph" style:parent-style-name="Text_20_body">
      <style:paragraph-properties fo:margin-left="0in" fo:margin-right="0in" fo:margin-top="0in" fo:margin-bottom="0in" fo:orphans="2" fo:widows="2" fo:text-indent="0in" style:auto-text-indent="false"/>
      <style:text-properties fo:font-variant="normal" fo:text-transform="none" fo:color="#000000" style:font-name="Times New Roman" fo:font-size="13pt" fo:letter-spacing="normal" fo:font-style="normal" fo:font-weight="normal" fo:background-color="#ffffff"/>
    </style:style>
    <style:style style:name="P7" style:family="paragraph" style:parent-style-name="Text_20_body" style:list-style-name="L18">
      <style:paragraph-properties fo:margin-top="0in" fo:margin-bottom="0in" fo:orphans="2" fo:widows="2"/>
      <style:text-properties fo:font-variant="normal" fo:text-transform="none" fo:color="#000000" style:font-name="Times New Roman" fo:font-size="13pt" fo:letter-spacing="normal" fo:font-style="normal" fo:font-weight="normal" fo:background-color="#ffffff"/>
    </style:style>
    <style:style style:name="P8" style:family="paragraph" style:parent-style-name="Text_20_body" style:list-style-name="L18">
      <style:paragraph-properties fo:margin-top="0in" fo:margin-bottom="0in" fo:orphans="2" fo:widows="2"/>
    </style:style>
    <style:style style:name="P9" style:family="paragraph" style:parent-style-name="Text_20_body" style:list-style-name="L26">
      <style:paragraph-properties fo:margin-top="0in" fo:margin-bottom="0in" fo:orphans="2" fo:widows="2"/>
    </style:style>
    <style:style style:name="P10" style:family="paragraph" style:parent-style-name="Text_20_body" style:list-style-name="L27">
      <style:paragraph-properties fo:margin-top="0in" fo:margin-bottom="0in" fo:orphans="2" fo:widows="2"/>
    </style:style>
    <style:style style:name="P11" style:family="paragraph" style:parent-style-name="Text_20_body" style:list-style-name="L28">
      <style:paragraph-properties fo:margin-top="0in" fo:margin-bottom="0in" fo:orphans="2" fo:widows="2"/>
    </style:style>
    <style:style style:name="P12" style:family="paragraph" style:parent-style-name="Text_20_body" style:list-style-name="L30">
      <style:paragraph-properties fo:margin-top="0in" fo:margin-bottom="0in" fo:orphans="2" fo:widows="2"/>
    </style:style>
    <style:style style:name="P13" style:family="paragraph" style:parent-style-name="Text_20_body" style:list-style-name="L32">
      <style:paragraph-properties fo:margin-top="0in" fo:margin-bottom="0in" fo:orphans="2" fo:widows="2"/>
    </style:style>
    <style:style style:name="P14" style:family="paragraph" style:parent-style-name="Text_20_body">
      <style:paragraph-properties fo:margin-top="0in" fo:margin-bottom="0in" fo:orphans="2" fo:widows="2"/>
      <style:text-properties style:font-name="Times New Roman"/>
    </style:style>
    <style:style style:name="P15" style:family="paragraph" style:parent-style-name="Text_20_body" style:list-style-name="L12">
      <style:paragraph-properties fo:margin-top="0in" fo:margin-bottom="0in" fo:orphans="2" fo:widows="2"/>
      <style:text-properties style:font-name="Times New Roman"/>
    </style:style>
    <style:style style:name="T1" style:family="text">
      <style:text-properties fo:font-variant="normal" fo:text-transform="none"/>
    </style:style>
    <style:style style:name="T2" style:family="text">
      <style:text-properties fo:font-variant="normal" fo:text-transform="none" fo:color="#000000" style:font-name="Times New Roman1" fo:font-size="13pt" fo:letter-spacing="normal" fo:font-style="normal" fo:font-weight="normal" fo:background-color="#ffffff"/>
    </style:style>
    <style:style style:name="T3" style:family="text">
      <style:text-properties fo:font-variant="normal" fo:text-transform="none" fo:color="#000000" style:font-name="Times New Roman1" fo:font-size="13pt" fo:letter-spacing="normal" fo:font-style="normal" fo:font-weight="bold" fo:background-color="#ffffff"/>
    </style:style>
    <style:style style:name="T4" style:family="text">
      <style:text-properties fo:font-variant="normal" fo:text-transform="none" fo:color="#000000" fo:font-size="13pt" fo:letter-spacing="normal" fo:font-style="normal" fo:font-weight="normal" fo:background-color="#ffffff"/>
    </style:style>
    <style:style style:name="T5" style:family="text">
      <style:text-properties fo:font-variant="normal" fo:text-transform="none" fo:color="#000000" style:font-name="Times New Roman" fo:font-size="13pt" fo:letter-spacing="normal" fo:font-style="normal" fo:font-weight="normal" fo:background-color="#ffffff"/>
    </style:style>
    <style:style style:name="T6" style:family="text">
      <style:text-properties fo:font-variant="normal" fo:text-transform="none" fo:color="#000000" style:font-name="Times New Roman" fo:font-size="13pt" fo:letter-spacing="normal" fo:font-style="normal" fo:font-weight="bold" fo:background-color="#ffffff"/>
    </style:style>
    <style:style style:name="T7" style:family="text">
      <style:text-properties style:font-name="Times New Roman" fo:font-size="18pt" fo:background-color="#ffffff" style:font-size-asian="18pt" style:font-size-complex="18pt"/>
    </style:style>
    <style:style style:name="T8" style:family="text">
      <style:text-properties style:font-name="Times New Roman" fo:font-size="18pt" fo:font-weight="bold" fo:background-color="#ffffff" style:font-size-asian="18pt" style:font-weight-asian="bold" style:font-size-complex="18pt" style:font-weight-complex="bold"/>
    </style:style>
    <style:style style:name="T9" style:family="text">
      <style:text-properties fo:font-weight="bold"/>
    </style:style>
    <style:style style:name="T10" style:family="text">
      <style:text-properties fo:background-color="#ffffff"/>
    </style:style>
    <style:style style:name="T11" style:family="text">
      <style:text-properties fo:font-weight="normal"/>
    </style:style>
    <style:style style:name="T12" style:family="text">
      <style:text-properties fo:font-style="normal"/>
    </style:style>
    <style:style style:name="T13" style:family="text">
      <style:text-properties style:font-name="Times New Roman1"/>
    </style:style>
    <style:style style:name="T14" style:family="text">
      <style:text-properties style:font-name="Times New Roman1" fo:font-size="13pt" fo:font-weight="bold" fo:background-color="#ffffff"/>
    </style:style>
    <style:style style:name="T15" style:family="text">
      <style:text-properties style:font-name="Times New Roman1" fo:font-size="13pt" fo:background-color="#ffffff"/>
    </style:style>
    <style:style style:name="T16" style:family="text">
      <style:text-properties style:font-name="Times New Roman1" style:font-size-asian="13pt" style:font-weight-asian="normal" style:font-size-complex="13pt" style:font-weight-complex="normal"/>
    </style:style>
    <style:style style:name="T17" style:family="text">
      <style:text-properties fo:font-size="13pt"/>
    </style:style>
    <style:style style:name="T18" style:family="text">
      <style:text-properties fo:color="#000000"/>
    </style:style>
    <style:style style:name="T19" style:family="text">
      <style:text-properties fo:letter-spacing="normal"/>
    </style:style>
    <style:style style:name="T20" style:family="text">
      <style:text-properties style:font-name="Calibri1"/>
    </style:style>
    <style:style style:name="T21" style:family="text">
      <style:text-properties fo:font-size="12pt"/>
    </style:style>
    <style:style style:name="T22" style:family="text">
      <style:text-properties style:font-name="Times New Roman"/>
    </style:style>
    <style:style style:name="T23" style:family="text">
      <style:text-properties style:font-name="Times New Roman" fo:font-size="13pt" fo:font-weight="bold" fo:background-color="#ffffff"/>
    </style:style>
    <style:style style:name="T24" style:family="text">
      <style:text-properties style:font-name="Times New Roman" fo:font-size="13pt" fo:font-weight="bold" fo:background-color="#ffffff" style:font-size-asian="13pt" style:font-size-complex="13pt"/>
    </style:style>
    <style:style style:name="T25" style:family="text">
      <style:text-properties style:font-name="Times New Roman" fo:font-size="13pt" fo:background-color="#ffffff"/>
    </style:style>
    <style:style style:name="T26" style:family="text">
      <style:text-properties style:font-name="Times New Roman" fo:font-size="13pt" fo:background-color="#ffffff" style:font-size-asian="13pt" style:font-size-complex="13pt"/>
    </style:style>
    <style:style style:name="T27" style:family="text">
      <style:text-properties style:font-name="Times New Roman" fo:background-color="#ffffff"/>
    </style:style>
    <style:style style:name="T28" style:family="text">
      <style:text-properties style:font-name="Times New Roman" fo:font-weight="normal"/>
    </style:style>
    <style:style style:name="T29" style:family="text">
      <style:text-properties style:font-name="Times New Roman" fo:font-weight="bold"/>
    </style:style>
    <style:style style:name="T30" style:family="text">
      <style:text-properties style:font-name="Times New Roman" fo:letter-spacing="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311in" fo:text-indent="-0.25in" fo:margin-left="2.531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7811in" fo:text-indent="-0.25in" fo:margin-left="2.781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11in" fo:text-indent="-0.25in" fo:margin-left="3.031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1in" fo:text-indent="-0.25in" fo:margin-left="3.281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5311in" fo:text-indent="-0.25in" fo:margin-left="3.531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7811in" fo:text-indent="-0.25in" fo:margin-left="3.7811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0311in" fo:text-indent="-0.25in" fo:margin-left="4.031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4.2811in" fo:text-indent="-0.25in" fo:margin-left="4.281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4.5311in" fo:text-indent="-0.25in" fo:margin-left="4.5311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4.7811in" fo:text-indent="-0.25in" fo:margin-left="4.7811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2602in" fo:text-indent="-0.25in" fo:margin-left="2.26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102in" fo:text-indent="-0.25in" fo:margin-left="2.51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602in" fo:text-indent="-0.25in" fo:margin-left="2.76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0102in" fo:text-indent="-0.25in" fo:margin-left="3.01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2602in" fo:text-indent="-0.25in" fo:margin-left="3.26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5102in" fo:text-indent="-0.25in" fo:margin-left="3.51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7602in" fo:text-indent="-0.25in" fo:margin-left="3.76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102in" fo:text-indent="-0.25in" fo:margin-left="4.01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2602in" fo:text-indent="-0.25in" fo:margin-left="4.26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5102in" fo:text-indent="-0.25in" fo:margin-left="4.5102in"/>
        </style:list-level-properties>
      </text:list-level-style-number>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5">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3">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5">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5244in" fo:text-indent="-0.25in" fo:margin-left="1.524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744in" fo:text-indent="-0.25in" fo:margin-left="1.774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0244in" fo:text-indent="-0.25in" fo:margin-left="2.024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744in" fo:text-indent="-0.25in" fo:margin-left="2.274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244in" fo:text-indent="-0.25in" fo:margin-left="2.524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744in" fo:text-indent="-0.25in" fo:margin-left="2.774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0244in" fo:text-indent="-0.25in" fo:margin-left="3.024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744in" fo:text-indent="-0.25in" fo:margin-left="3.274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244in" fo:text-indent="-0.25in" fo:margin-left="3.524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744in" fo:text-indent="-0.25in" fo:margin-left="3.7744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8957in" fo:text-indent="-0.25in" fo:margin-left="1.895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457in" fo:text-indent="-0.25in" fo:margin-left="2.145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3957in" fo:text-indent="-0.25in" fo:margin-left="2.395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6457in" fo:text-indent="-0.25in" fo:margin-left="2.645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8957in" fo:text-indent="-0.25in" fo:margin-left="2.895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1457in" fo:text-indent="-0.25in" fo:margin-left="3.145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3957in" fo:text-indent="-0.25in" fo:margin-left="3.395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6457in" fo:text-indent="-0.25in" fo:margin-left="3.645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8957in" fo:text-indent="-0.25in" fo:margin-left="3.895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4.1457in" fo:text-indent="-0.25in" fo:margin-left="4.1457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5693in" fo:text-indent="-0.25in" fo:margin-left="1.569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193in" fo:text-indent="-0.25in" fo:margin-left="1.819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0693in" fo:text-indent="-0.25in" fo:margin-left="2.069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3193in" fo:text-indent="-0.25in" fo:margin-left="2.319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693in" fo:text-indent="-0.25in" fo:margin-left="2.569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8193in" fo:text-indent="-0.25in" fo:margin-left="2.819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0693in" fo:text-indent="-0.25in" fo:margin-left="3.069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3193in" fo:text-indent="-0.25in" fo:margin-left="3.319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693in" fo:text-indent="-0.25in" fo:margin-left="3.569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8193in" fo:text-indent="-0.25in" fo:margin-left="3.8193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5693in" fo:text-indent="-0.25in" fo:margin-left="1.569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193in" fo:text-indent="-0.25in" fo:margin-left="1.819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0693in" fo:text-indent="-0.25in" fo:margin-left="2.069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3193in" fo:text-indent="-0.25in" fo:margin-left="2.319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693in" fo:text-indent="-0.25in" fo:margin-left="2.569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8193in" fo:text-indent="-0.25in" fo:margin-left="2.819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0693in" fo:text-indent="-0.25in" fo:margin-left="3.069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3193in" fo:text-indent="-0.25in" fo:margin-left="3.319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693in" fo:text-indent="-0.25in" fo:margin-left="3.569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8193in" fo:text-indent="-0.25in" fo:margin-left="3.8193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5693in" fo:text-indent="-0.25in" fo:margin-left="1.569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193in" fo:text-indent="-0.25in" fo:margin-left="1.819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0693in" fo:text-indent="-0.25in" fo:margin-left="2.069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3193in" fo:text-indent="-0.25in" fo:margin-left="2.319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693in" fo:text-indent="-0.25in" fo:margin-left="2.569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8193in" fo:text-indent="-0.25in" fo:margin-left="2.819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0693in" fo:text-indent="-0.25in" fo:margin-left="3.069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3193in" fo:text-indent="-0.25in" fo:margin-left="3.319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693in" fo:text-indent="-0.25in" fo:margin-left="3.569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8193in" fo:text-indent="-0.25in" fo:margin-left="3.8193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6354in" fo:text-indent="-0.25in" fo:margin-left="0.635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854in" fo:text-indent="-0.25in" fo:margin-left="0.885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354in" fo:text-indent="-0.25in" fo:margin-left="1.135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854in" fo:text-indent="-0.25in" fo:margin-left="1.385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354in" fo:text-indent="-0.25in" fo:margin-left="1.635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854in" fo:text-indent="-0.25in" fo:margin-left="1.885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354in" fo:text-indent="-0.25in" fo:margin-left="2.135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854in" fo:text-indent="-0.25in" fo:margin-left="2.385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354in" fo:text-indent="-0.25in" fo:margin-left="2.635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854in" fo:text-indent="-0.25in" fo:margin-left="2.8854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8193in" fo:text-indent="-0.25in" fo:margin-left="2.819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0693in" fo:text-indent="-0.25in" fo:margin-left="3.069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3193in" fo:text-indent="-0.25in" fo:margin-left="3.319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5693in" fo:text-indent="-0.25in" fo:margin-left="3.569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8193in" fo:text-indent="-0.25in" fo:margin-left="3.8193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6146in" fo:text-indent="-0.25in" fo:margin-left="1.61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646in" fo:text-indent="-0.25in" fo:margin-left="1.86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146in" fo:text-indent="-0.25in" fo:margin-left="2.11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3646in" fo:text-indent="-0.25in" fo:margin-left="2.36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6146in" fo:text-indent="-0.25in" fo:margin-left="2.61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8646in" fo:text-indent="-0.25in" fo:margin-left="2.86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146in" fo:text-indent="-0.25in" fo:margin-left="3.11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3646in" fo:text-indent="-0.25in" fo:margin-left="3.36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6146in" fo:text-indent="-0.25in" fo:margin-left="3.61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8646in" fo:text-indent="-0.25in" fo:margin-left="3.8646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 text:c="28"/></text:p>
      <text:p text:style-name="P1"><text:span text:style-name="T7"><text:s text:c="30"/></text:span><text:span text:style-name="T8"><text:s/>Test Case Design Strategies</text:span></text:p>
      <text:p text:style-name="P3"><text:span text:style-name="T16"><text:tab/></text:span><text:span text:style-name="T13">Test case design will be done by QA. Every QA will design in different ways.</text:span></text:p>
      <text:list xml:id="list38630486" text:style-name="L28">
        <text:list-item>
          <text:p text:style-name="P11">Summary: The purpose of the test case is described.</text:p>
        </text:list-item>
      </text:list>
      <text:list xml:id="list38618790" text:style-name="L27">
        <text:list-item>
          <text:p text:style-name="P10">Strategy<text:span text:style-name="T3">:</text:span> <text:span text:style-name="T5">The idea of how to test the case.</text:span></text:p>
        </text:list-item>
      </text:list>
      <text:p text:style-name="P6"><text:s text:c="20"/>Example: To test password, the conditions are</text:p>
      <text:list xml:id="list37751008" text:style-name="L12">
        <text:list-item>
          <text:p text:style-name="P15"><text:span text:style-name="T4">length should be 4 to 8</text:span></text:p>
        </text:list-item>
        <text:list-item>
          <text:p text:style-name="P15"><text:span text:style-name="T4">should have at least one upper case, one lower case, and one </text:span><text:span text:style-name="T4">number.</text:span></text:p>
        </text:list-item>
      </text:list>
      <text:p text:style-name="P6"><text:s text:c="17"/>So we should test with both positive and negitive paths i.e,</text:p>
      <text:p text:style-name="P6"><text:s text:c="27"/>positive paths</text:p>
      <text:list xml:id="list38608205" text:style-name="L18">
        <text:list-item>
          <text:p text:style-name="P8"><text:span text:style-name="T5">Aaa1(length-4)</text:span></text:p>
        </text:list-item>
        <text:list-item>
          <text:p text:style-name="P7">aBaaaaa8(length-8)</text:p>
        </text:list-item>
        <text:list-item>
          <text:p text:style-name="P7">123Aaaa(length-7)</text:p>
        </text:list-item>
        <text:list-item>
          <text:p text:style-name="P7">AAaa2(length-5)</text:p>
        </text:list-item>
      </text:list>
      <text:p text:style-name="P6"><text:s text:c="26"/>negitive paths</text:p>
      <text:list xml:id="list38638300" text:style-name="L32">
        <text:list-item>
          <text:p text:style-name="P13"><text:span text:style-name="T5">Aa1(length-3)</text:span></text:p>
        </text:list-item>
        <text:list-item>
          <text:p text:style-name="P13"><text:span text:style-name="T5">A1aaaaaaa(length-9)</text:span></text:p>
        </text:list-item>
        <text:list-item>
          <text:p text:style-name="P13"><text:span text:style-name="T5">A!bb(special charectors)</text:span></text:p>
        </text:list-item>
        <text:list-item>
          <text:p text:style-name="P13"><text:span text:style-name="T5">aaaa(only lower case)</text:span></text:p>
        </text:list-item>
        <text:list-item>
          <text:p text:style-name="P13"><text:span text:style-name="T5">1234(only numbers)</text:span></text:p>
        </text:list-item>
        <text:list-item>
          <text:p text:style-name="P13"><text:span text:style-name="T5">AAAA(only upper case)</text:span></text:p>
        </text:list-item>
        <text:list-item>
          <text:p text:style-name="P13"><text:span text:style-name="T5">a123(no upper case)</text:span></text:p>
        </text:list-item>
        <text:list-item>
          <text:p text:style-name="P13"><text:span text:style-name="T5">1AAA(no lower case)</text:span></text:p>
        </text:list-item>
        <text:list-item>
          <text:p text:style-name="P13"><text:span text:style-name="T5">aAAA(no numbers)</text:span></text:p>
        </text:list-item>
      </text:list>
      <text:p text:style-name="P14"><text:span text:style-name="T2"/></text:p>
      <text:list xml:id="list38623653" text:style-name="L26">
        <text:list-item>
          <text:p text:style-name="P9"><text:span text:style-name="T6">Resources:</text:span><text:span text:style-name="T5">Test environment,test data,tools are required.</text:span></text:p>
        </text:list-item>
        <text:list-item>
          <text:p text:style-name="P9"><text:span text:style-name="T6">Boundaries</text:span><text:span text:style-name="T5">:</text:span><text:span text:style-name="T2"> Limitations to test.</text:span></text:p>
        </text:list-item>
      </text:list>
      <text:p text:style-name="P5"><text:s text:c="18"/>Example: Consider the above Password conditions. The boundaries here are</text:p>
      <text:p text:style-name="P5"><text:s text:c="18"/>length should be 4 to 8. The boundaries to test lengths-3,4,5,7,8,9.</text:p>
      <text:list xml:id="list38629993" text:style-name="L30">
        <text:list-item>
          <text:p text:style-name="P12"><text:span text:style-name="T6">Pre-conditions:</text:span> The conditions prior to testing a test case are like environment availability, Input data.</text:p>
        </text:list-item>
        <text:list-item>
          <text:p text:style-name="P12"><text:span text:style-name="T6">Test Execution</text:span><text:span text:style-name="T2">: R</text:span><text:span text:style-name="T5">un the test. when results are matched with the expected condition then the test will be passed otherwise it is failed. If there are any defects logged into HPQC and assigned to an appropriate developer.</text:span></text:p>
        </text:list-item>
      </text:list>
      <text:p text:style-name="P4"><text:bookmark text:name="ms-rterangepaste-end"/></text:p>
      <text:p text:style-name="P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1" svg:font-family="Calibri, Helvetica, sans-serif, EmojiFont, 'Apple Color Emoji', 'Segoe UI Emoji', NotoColorEmoji, 'Segoe UI Symbol', 'Android Emoji', EmojiSymbols"/>
    <style:font-face style:name="Calibri" svg:font-family="Calibri, sans-serif"/>
    <style:font-face style:name="OpenSymbol" svg:font-family="OpenSymbol"/>
    <style:font-face style:name="Tahoma1" svg:font-family="Tahoma"/>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H22M12S</meta:editing-duration>
    <meta:editing-cycles>7</meta:editing-cycles>
    <meta:generator>OpenOffice.org/3.3$Win32 OpenOffice.org_project/330m20$Build-9567</meta:generator>
    <dc:date>2018-11-19T18:44:22.30</dc:date>
    <meta:document-statistic meta:table-count="0" meta:image-count="0" meta:object-count="0" meta:page-count="1" meta:paragraph-count="31" meta:word-count="205" meta:character-count="1431"/>
    <meta:user-defined meta:name="Info 1"/>
    <meta:user-defined meta:name="Info 2"/>
    <meta:user-defined meta:name="Info 3"/>
    <meta:user-defined meta:name="Info 4"/>
  </office:meta>
</office:document-meta>
</file>